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6" style:family="table-cell" style:parent-style-name="Default">
      <style:text-properties fo:color="#ffffd7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3" table:number-rows-spanned="1">
            <text:p>目標</text:p>
          </table:table-cell>
          <table:covered-table-cell table:number-columns-repeated="2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table:style-name="ce1" office:value-type="string" calcext:value-type="string" table:number-columns-spanned="3" table:number-rows-spanned="2">
            <text:p>最低限の機能を詰め込んだ。会員だけでなく管理人にも使いやすい機能にする。</text:p>
          </table:table-cell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text:p>簡易データベース作成</text:p>
          </table:table-cell>
          <table:table-cell/>
          <table:table-cell table:style-name="ce5"/>
          <table:table-cell>
            <office:annotation draw:style-name="gr1" draw:text-style-name="P2" svg:width="2.899cm" svg:height="1.799cm" svg:x="16.628cm" svg:y="1.66cm" draw:caption-point-x="-0.61cm" draw:caption-point-y="1.51cm">
              <dc:date>2022-05-17T00:00:00</dc:date>
              <text:p text:style-name="P1">データベース詳細作成</text:p>
            </office:annotation>
          </table:table-cell>
          <table:table-cell table:number-columns-repeated="13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>
            <office:annotation draw:style-name="gr1" draw:text-style-name="P2" svg:width="2.899cm" svg:height="1.799cm" svg:x="12.85cm" svg:y="2.112cm" draw:caption-point-x="-0.61cm" draw:caption-point-y="1.51cm">
              <dc:date>2022-05-17T00:00:00</dc:date>
              <text:p text:style-name="P1"><text:span text:style-name="T1">HTML</text:span><text:span text:style-name="T1">とレイアウト図作成</text:span></text:p>
              <text:p text:style-name="P1"><text:span text:style-name="T1"/></text:p>
            </office:annotation>
          </table:table-cell>
          <table:table-cell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HTML作成</text:p>
          </table:table-cell>
          <table:table-cell/>
          <table:table-cell table:style-name="ce5" office:value-type="string" calcext:value-type="string">
            <text:p>画面レイアウト</text:p>
          </table:table-cell>
          <table:table-cell office:value-type="string" calcext:value-type="string">
            <text:p>URL・属性定義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ホームURL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画面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er図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7:46:53.79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7T17:48:44.510000000</dc:date>
    <meta:editing-duration>PT42M12S</meta:editing-duration>
    <meta:editing-cycles>8</meta:editing-cycles>
    <meta:generator>LibreOffice/7.2.5.2$Windows_X86_64 LibreOffice_project/499f9727c189e6ef3471021d6132d4c694f357e5</meta:generator>
    <meta:document-statistic meta:table-count="1" meta:cell-count="74" meta:object-count="0"/>
  </office:meta>
</office:document-meta>
</file>